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25-04-02 0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24-10-02 0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24-06-27 0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24-04-03 0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5656" calcext:value-type="float">
            <text:p>-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23-10-18 0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4528" calcext:value-type="float">
            <text:p>-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23-07-19 0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23-04-19 0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23-01-23 0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22-10-25 0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22-07-21 0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22-04-11 0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384" calcext:value-type="float">
            <text:p>-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22-01-12 0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9184" calcext:value-type="float">
            <text:p>-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21-10-06 0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7576" calcext:value-type="float">
            <text:p>-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21-07-01 0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21-04-14 0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21-01-07 0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20-09-28 0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20-07-08 0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4696" calcext:value-type="float">
            <text:p>-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20-01-09 0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3088" calcext:value-type="float">
            <text:p>-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336" calcext:value-type="float">
            <text:p>-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1856" calcext:value-type="float">
            <text:p>-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6344" calcext:value-type="float">
            <text:p>-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6616" calcext:value-type="float">
            <text:p>-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7472" calcext:value-type="float">
            <text:p>-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2232" calcext:value-type="float">
            <text:p>-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1" calcext:value-type="float">
            <text:p>-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20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